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48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131cm" fo:break-before="auto" style:use-optimal-row-height="false"/>
    </style:style>
    <style:style style:name="ro6" style:family="table-row">
      <style:table-row-properties style:row-height="1.157cm" fo:break-before="auto" style:use-optimal-row-height="false"/>
    </style:style>
    <style:style style:name="ro7" style:family="table-row">
      <style:table-row-properties style:row-height="1.1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color="#000000" draw:fill="none" draw:fill-color="#ffffff" fo:min-height="6.37cm"/>
      <style:paragraph-properties style:writing-mode="lr-tb"/>
    </style:style>
    <style:style style:name="P1" style:family="paragraph">
      <loext:graphic-properties draw:fill="none" draw:fill-color="#ffffff"/>
    </style:style>
  </office:automatic-styles>
  <office:body>
    <office:spreadsheet>
      <table:calculation-settings table:automatic-find-labels="false" table:use-regular-expressions="false" table:use-wildcards="true"/>
      <table:table table:name="Sheet1" table:style-name="ta1">
        <table:shapes>
          <draw:frame draw:z-index="0" draw:name="Text Frame 1" draw:style-name="gr1" draw:text-style-name="P1" svg:width="12.006cm" svg:height="6.37cm" svg:x="23.485cm" svg:y="1.567cm">
            <draw:text-box draw:corner-radius="3.853cm">
              <text:p>Ces valeurs de prédiction sont effectuer avec 80% de training sur la periode 1 janvier 2019 au 12 décembre 2019 et le resultat des tests avec les différentes métrics avec 20 % de ces données. Dans ce jupyter notebook nommé “Copy pf Model8experiments_V2”.</text:p>
              <text:p/>
              <text:p>Aucune fonction de remove outlayer et même procédure de traitement des données avant entrainement, le seul paramêtre mportant expliquant la différence de résultat est l’ajout de la foncction pipline est d’un range de valeurs plus élever sur les hyperparametre permettant au modèle de s’adapter plus facilement.</text:p>
            </draw:text-box>
          </draw:frame>
        </table:shapes>
        <table:table-column table:style-name="co1" table:number-columns-repeated="2" table:default-cell-style-name="Default"/>
        <table:table-column table:style-name="co1" table:number-columns-repeated="4" table:default-cell-style-name="ce1"/>
        <table:table-column table:style-name="co2" table:default-cell-style-name="ce1"/>
        <table:table-row table:style-name="ro1">
          <table:table-cell office:value-type="string" calcext:value-type="string">
            <text:p>Model</text:p>
          </table:table-cell>
          <table:table-cell office:value-type="string" calcext:value-type="string">
            <text:p>MAE</text:p>
          </table:table-cell>
          <table:table-cell table:style-name="Default" office:value-type="string" calcext:value-type="string">
            <text:p>MSE</text:p>
          </table:table-cell>
          <table:table-cell table:style-name="Default" office:value-type="string" calcext:value-type="string">
            <text:p>RMSE</text:p>
          </table:table-cell>
          <table:table-cell table:style-name="Default" office:value-type="string" calcext:value-type="string">
            <text:p>MAPE</text:p>
          </table:table-cell>
          <table:table-cell table:style-name="Default" office:value-type="string" calcext:value-type="string">
            <text:p>R2</text:p>
          </table:table-cell>
          <table:table-cell table:style-name="Default" office:value-type="string" calcext:value-type="string">
            <text:p>features</text:p>
          </table:table-cell>
        </table:table-row>
        <table:table-row table:style-name="ro2">
          <table:table-cell office:value-type="string" calcext:value-type="string">
            <text:p>GBM1</text:p>
          </table:table-cell>
          <table:table-cell office:value-type="float" office:value="12.9799" calcext:value-type="float">
            <text:p>12.9799</text:p>
          </table:table-cell>
          <table:table-cell office:value-type="float" office:value="354.5167" calcext:value-type="float">
            <text:p>354.5167</text:p>
          </table:table-cell>
          <table:table-cell office:value-type="float" office:value="17.9562" calcext:value-type="float">
            <text:p>17.9562</text:p>
          </table:table-cell>
          <table:table-cell office:value-type="float" office:value="27.1036" calcext:value-type="float">
            <text:p>27.1036</text:p>
          </table:table-cell>
          <table:table-cell office:value-type="float" office:value="-0.1556" calcext:value-type="float">
            <text:p>-0.1556</text:p>
          </table:table-cell>
          <table:table-cell office:value-type="string" calcext:value-type="string">
            <text:p>Basic time based features </text:p>
          </table:table-cell>
        </table:table-row>
        <table:table-row table:style-name="ro2">
          <table:table-cell office:value-type="string" calcext:value-type="string">
            <text:p>XGB1</text:p>
          </table:table-cell>
          <table:table-cell table:style-name="ce1" office:value-type="float" office:value="11.9657" calcext:value-type="float">
            <text:p>11.9657</text:p>
          </table:table-cell>
          <table:table-cell office:value-type="float" office:value="304.077" calcext:value-type="float">
            <text:p>304.077</text:p>
          </table:table-cell>
          <table:table-cell office:value-type="float" office:value="16.3163" calcext:value-type="float">
            <text:p>16.3163</text:p>
          </table:table-cell>
          <table:table-cell office:value-type="float" office:value="24.9858" calcext:value-type="float">
            <text:p>24.9858</text:p>
          </table:table-cell>
          <table:table-cell office:value-type="float" office:value="0.04" calcext:value-type="float">
            <text:p>0.04</text:p>
          </table:table-cell>
          <table:table-cell office:value-type="string" calcext:value-type="string">
            <text:p>Basic time based features </text:p>
          </table:table-cell>
        </table:table-row>
        <table:table-row table:style-name="ro2">
          <table:table-cell office:value-type="string" calcext:value-type="string">
            <text:p>LGB1</text:p>
          </table:table-cell>
          <table:table-cell table:style-name="ce1" office:value-type="float" office:value="12.2986" calcext:value-type="float">
            <text:p>12.2986</text:p>
          </table:table-cell>
          <table:table-cell office:value-type="float" office:value="318.4182" calcext:value-type="float">
            <text:p>318.4182</text:p>
          </table:table-cell>
          <table:table-cell office:value-type="float" office:value="16.6776" calcext:value-type="float">
            <text:p>16.6776</text:p>
          </table:table-cell>
          <table:table-cell office:value-type="float" office:value="25.6809" calcext:value-type="float">
            <text:p>25.6809</text:p>
          </table:table-cell>
          <table:table-cell office:value-type="float" office:value="-0.0025" calcext:value-type="float">
            <text:p>-0.0025</text:p>
          </table:table-cell>
          <table:table-cell office:value-type="string" calcext:value-type="string">
            <text:p>Basic time based features </text:p>
          </table:table-cell>
        </table:table-row>
        <table:table-row table:style-name="ro3">
          <table:table-cell office:value-type="string" calcext:value-type="string">
            <text:p>GBM2</text:p>
          </table:table-cell>
          <table:table-cell table:style-name="ce1" office:value-type="float" office:value="11.8996" calcext:value-type="float">
            <text:p>11.8996</text:p>
          </table:table-cell>
          <table:table-cell office:value-type="float" office:value="311.0874" calcext:value-type="float">
            <text:p>311.0874</text:p>
          </table:table-cell>
          <table:table-cell office:value-type="float" office:value="16.4634" calcext:value-type="float">
            <text:p>16.4634</text:p>
          </table:table-cell>
          <table:table-cell office:value-type="float" office:value="24.8477" calcext:value-type="float">
            <text:p>24.8477</text:p>
          </table:table-cell>
          <table:table-cell office:value-type="float" office:value="0.0328" calcext:value-type="float">
            <text:p>0.0328</text:p>
          </table:table-cell>
          <table:table-cell office:value-type="string" calcext:value-type="string">
            <text:p>Basic time based features + expanding_window_price </text:p>
          </table:table-cell>
        </table:table-row>
        <table:table-row table:style-name="ro3">
          <table:table-cell office:value-type="string" calcext:value-type="string">
            <text:p>XGB2</text:p>
          </table:table-cell>
          <table:table-cell table:style-name="ce1" office:value-type="float" office:value="11.6776" calcext:value-type="float">
            <text:p>11.6776</text:p>
          </table:table-cell>
          <table:table-cell office:value-type="float" office:value="301.0862" calcext:value-type="float">
            <text:p>301.0862</text:p>
          </table:table-cell>
          <table:table-cell office:value-type="float" office:value="16.1718" calcext:value-type="float">
            <text:p>16.1718</text:p>
          </table:table-cell>
          <table:table-cell office:value-type="float" office:value="24.3842" calcext:value-type="float">
            <text:p>24.3842</text:p>
          </table:table-cell>
          <table:table-cell office:value-type="float" office:value="0.0578" calcext:value-type="float">
            <text:p>0.0578</text:p>
          </table:table-cell>
          <table:table-cell office:value-type="string" calcext:value-type="string">
            <text:p>Basic time based features + expanding_window_price </text:p>
          </table:table-cell>
        </table:table-row>
        <table:table-row table:style-name="ro3">
          <table:table-cell office:value-type="string" calcext:value-type="string">
            <text:p>LGB2</text:p>
          </table:table-cell>
          <table:table-cell table:style-name="ce1" office:value-type="float" office:value="11.9297" calcext:value-type="float">
            <text:p>11.9297</text:p>
          </table:table-cell>
          <table:table-cell office:value-type="float" office:value="322.4688" calcext:value-type="float">
            <text:p>322.4688</text:p>
          </table:table-cell>
          <table:table-cell office:value-type="float" office:value="16.6568" calcext:value-type="float">
            <text:p>16.6568</text:p>
          </table:table-cell>
          <table:table-cell office:value-type="float" office:value="24.9105" calcext:value-type="float">
            <text:p>24.9105</text:p>
          </table:table-cell>
          <table:table-cell office:value-type="float" office:value="0.02" calcext:value-type="float">
            <text:p>0.02</text:p>
          </table:table-cell>
          <table:table-cell office:value-type="string" calcext:value-type="string">
            <text:p>Basic time based features + expanding_window_price </text:p>
          </table:table-cell>
        </table:table-row>
        <table:table-row table:style-name="ro4">
          <table:table-cell office:value-type="string" calcext:value-type="string">
            <text:p>GBM3</text:p>
          </table:table-cell>
          <table:table-cell table:style-name="ce1" office:value-type="float" office:value="11.8134" calcext:value-type="float">
            <text:p>11.8134</text:p>
          </table:table-cell>
          <table:table-cell office:value-type="float" office:value="311.9084" calcext:value-type="float">
            <text:p>311.9084</text:p>
          </table:table-cell>
          <table:table-cell office:value-type="float" office:value="16.5322" calcext:value-type="float">
            <text:p>16.5322</text:p>
          </table:table-cell>
          <table:table-cell office:value-type="float" office:value="24.6677" calcext:value-type="float">
            <text:p>24.6677</text:p>
          </table:table-cell>
          <table:table-cell office:value-type="float" office:value="0.0329" calcext:value-type="float">
            <text:p>0.0329</text:p>
          </table:table-cell>
          <table:table-cell office:value-type="string" calcext:value-type="string">
            <text:p>Basic time based features + wdsp_sum (windspeeds in all counties) </text:p>
          </table:table-cell>
        </table:table-row>
        <table:table-row table:style-name="ro4">
          <table:table-cell office:value-type="string" calcext:value-type="string">
            <text:p>XGB3</text:p>
          </table:table-cell>
          <table:table-cell table:style-name="ce1" office:value-type="float" office:value="12.1564" calcext:value-type="float">
            <text:p>12.1564</text:p>
          </table:table-cell>
          <table:table-cell office:value-type="float" office:value="309.2868" calcext:value-type="float">
            <text:p>309.2868</text:p>
          </table:table-cell>
          <table:table-cell office:value-type="float" office:value="16.2428" calcext:value-type="float">
            <text:p>16.2428</text:p>
          </table:table-cell>
          <table:table-cell office:value-type="float" office:value="25.3839" calcext:value-type="float">
            <text:p>25.3839</text:p>
          </table:table-cell>
          <table:table-cell office:value-type="float" office:value="0.0301" calcext:value-type="float">
            <text:p>0.0301</text:p>
          </table:table-cell>
          <table:table-cell office:value-type="string" calcext:value-type="string">
            <text:p>Basic time based features + wdsp_sum (windspeeds in all counties) </text:p>
          </table:table-cell>
        </table:table-row>
        <table:table-row table:style-name="ro4">
          <table:table-cell office:value-type="string" calcext:value-type="string">
            <text:p>LGB3</text:p>
          </table:table-cell>
          <table:table-cell table:style-name="ce1" office:value-type="float" office:value="11.6822" calcext:value-type="float">
            <text:p>11.6822</text:p>
          </table:table-cell>
          <table:table-cell office:value-type="float" office:value="301.0129" calcext:value-type="float">
            <text:p>301.0129</text:p>
          </table:table-cell>
          <table:table-cell office:value-type="float" office:value="16.0481" calcext:value-type="float">
            <text:p>16.0481</text:p>
          </table:table-cell>
          <table:table-cell office:value-type="float" office:value="24.3937" calcext:value-type="float">
            <text:p>24.3937</text:p>
          </table:table-cell>
          <table:table-cell office:value-type="float" office:value="0.0818" calcext:value-type="float">
            <text:p>0.0818</text:p>
          </table:table-cell>
          <table:table-cell office:value-type="string" calcext:value-type="string">
            <text:p>Basic time based features + wdsp_sum (windspeeds in all counties) </text:p>
          </table:table-cell>
        </table:table-row>
        <table:table-row table:style-name="ro5">
          <table:table-cell office:value-type="string" calcext:value-type="string">
            <text:p>GBM4</text:p>
          </table:table-cell>
          <table:table-cell table:style-name="ce1" office:value-type="float" office:value="12.0973" calcext:value-type="float">
            <text:p>12.0973</text:p>
          </table:table-cell>
          <table:table-cell office:value-type="float" office:value="310.1486" calcext:value-type="float">
            <text:p>310.1486</text:p>
          </table:table-cell>
          <table:table-cell office:value-type="float" office:value="16.3621" calcext:value-type="float">
            <text:p>16.3621</text:p>
          </table:table-cell>
          <table:table-cell office:value-type="float" office:value="25.2605" calcext:value-type="float">
            <text:p>25.2605</text:p>
          </table:table-cell>
          <table:table-cell office:value-type="float" office:value="0.0465" calcext:value-type="float">
            <text:p>0.0465</text:p>
          </table:table-cell>
          <table:table-cell office:value-type="string" calcext:value-type="string">
            <text:p>Basic time based features + wdsp_g (windspeeds in Galway county) </text:p>
          </table:table-cell>
        </table:table-row>
        <table:table-row table:style-name="ro6">
          <table:table-cell office:value-type="string" calcext:value-type="string">
            <text:p>XGB4</text:p>
          </table:table-cell>
          <table:table-cell table:style-name="ce1" office:value-type="float" office:value="11.6071" calcext:value-type="float">
            <text:p>11.6071</text:p>
          </table:table-cell>
          <table:table-cell office:value-type="float" office:value="298.6696" calcext:value-type="float">
            <text:p>298.6696</text:p>
          </table:table-cell>
          <table:table-cell office:value-type="float" office:value="15.993" calcext:value-type="float">
            <text:p>15.993</text:p>
          </table:table-cell>
          <table:table-cell office:value-type="float" office:value="24.237" calcext:value-type="float">
            <text:p>24.237</text:p>
          </table:table-cell>
          <table:table-cell office:value-type="float" office:value="0.0836" calcext:value-type="float">
            <text:p>0.0836</text:p>
          </table:table-cell>
          <table:table-cell office:value-type="string" calcext:value-type="string">
            <text:p>Basic time based features + wdsp_g (windspeeds in Galway county) </text:p>
          </table:table-cell>
        </table:table-row>
        <table:table-row table:style-name="ro7">
          <table:table-cell office:value-type="string" calcext:value-type="string">
            <text:p>LGB4</text:p>
          </table:table-cell>
          <table:table-cell table:style-name="ce1" office:value-type="float" office:value="12.3686" calcext:value-type="float">
            <text:p>12.3686</text:p>
          </table:table-cell>
          <table:table-cell office:value-type="float" office:value="320.4755" calcext:value-type="float">
            <text:p>320.4755</text:p>
          </table:table-cell>
          <table:table-cell office:value-type="float" office:value="16.5475" calcext:value-type="float">
            <text:p>16.5475</text:p>
          </table:table-cell>
          <table:table-cell office:value-type="float" office:value="25.8272" calcext:value-type="float">
            <text:p>25.8272</text:p>
          </table:table-cell>
          <table:table-cell office:value-type="float" office:value="0.0085" calcext:value-type="float">
            <text:p>0.0085</text:p>
          </table:table-cell>
          <table:table-cell office:value-type="string" calcext:value-type="string">
            <text:p>Basic time based features + wdsp_g (windspeeds in Galway county) </text:p>
          </table:table-cell>
        </table:table-row>
        <table:table-row table:style-name="ro2">
          <table:table-cell office:value-type="string" calcext:value-type="string">
            <text:p>GBM5</text:p>
          </table:table-cell>
          <table:table-cell office:value-type="float" office:value="11.6515" calcext:value-type="float">
            <text:p>11.6515</text:p>
          </table:table-cell>
          <table:table-cell table:style-name="Default" office:value-type="float" office:value="305.5883" calcext:value-type="float">
            <text:p>305.5883</text:p>
          </table:table-cell>
          <table:table-cell table:style-name="Default" office:value-type="float" office:value="16.4656" calcext:value-type="float">
            <text:p>16.4656</text:p>
          </table:table-cell>
          <table:table-cell table:style-name="Default" office:value-type="float" office:value="24.3296" calcext:value-type="float">
            <text:p>24.3296</text:p>
          </table:table-cell>
          <table:table-cell table:style-name="Default" office:value-type="float" office:value="0.0383" calcext:value-type="float">
            <text:p>0.0383</text:p>
          </table:table-cell>
          <table:table-cell office:value-type="string" calcext:value-type="string">
            <text:p>Basic time based features + wdsp_sqr (square of sum of windspeeds in all counties) </text:p>
          </table:table-cell>
        </table:table-row>
        <table:table-row table:style-name="ro2">
          <table:table-cell office:value-type="string" calcext:value-type="string">
            <text:p>XGB5</text:p>
          </table:table-cell>
          <table:table-cell office:value-type="float" office:value="11.4532" calcext:value-type="float">
            <text:p>11.4532</text:p>
          </table:table-cell>
          <table:table-cell table:style-name="Default" office:value-type="float" office:value="294.0503" calcext:value-type="float">
            <text:p>294.0503</text:p>
          </table:table-cell>
          <table:table-cell table:style-name="Default" office:value-type="float" office:value="15.7527" calcext:value-type="float">
            <text:p>15.7527</text:p>
          </table:table-cell>
          <table:table-cell table:style-name="Default" office:value-type="float" office:value="23.9156" calcext:value-type="float">
            <text:p>23.9156</text:p>
          </table:table-cell>
          <table:table-cell table:style-name="Default" office:value-type="float" office:value="0.105" calcext:value-type="float">
            <text:p>0.105</text:p>
          </table:table-cell>
          <table:table-cell office:value-type="string" calcext:value-type="string">
            <text:p>Basic time based features + wdsp_sqr (square of sum of windspeeds in all counties) </text:p>
          </table:table-cell>
        </table:table-row>
        <table:table-row table:style-name="ro2">
          <table:table-cell office:value-type="string" calcext:value-type="string">
            <text:p>LGB5</text:p>
          </table:table-cell>
          <table:table-cell office:value-type="float" office:value="11.7582" calcext:value-type="float">
            <text:p>11.7582</text:p>
          </table:table-cell>
          <table:table-cell table:style-name="Default" office:value-type="float" office:value="304.6" calcext:value-type="float">
            <text:p>304.6</text:p>
          </table:table-cell>
          <table:table-cell table:style-name="Default" office:value-type="float" office:value="16.0359" calcext:value-type="float">
            <text:p>16.0359</text:p>
          </table:table-cell>
          <table:table-cell table:style-name="Default" office:value-type="float" office:value="24.5525" calcext:value-type="float">
            <text:p>24.5525</text:p>
          </table:table-cell>
          <table:table-cell table:style-name="Default" office:value-type="float" office:value="0.0785" calcext:value-type="float">
            <text:p>0.0785</text:p>
          </table:table-cell>
          <table:table-cell office:value-type="string" calcext:value-type="string">
            <text:p>Basic time based features + wdsp_sqr (square of sum of windspeeds in all counties) </text:p>
          </table:table-cell>
        </table:table-row>
        <table:table-row table:style-name="ro2">
          <table:table-cell office:value-type="string" calcext:value-type="string">
            <text:p>GBM6</text:p>
          </table:table-cell>
          <table:table-cell office:value-type="float" office:value="11.7694" calcext:value-type="float">
            <text:p>11.7694</text:p>
          </table:table-cell>
          <table:table-cell table:style-name="Default" office:value-type="float" office:value="312.4434" calcext:value-type="float">
            <text:p>312.4434</text:p>
          </table:table-cell>
          <table:table-cell table:style-name="Default" office:value-type="float" office:value="16.5502" calcext:value-type="float">
            <text:p>16.5502</text:p>
          </table:table-cell>
          <table:table-cell table:style-name="Default" office:value-type="float" office:value="24.5759" calcext:value-type="float">
            <text:p>24.5759</text:p>
          </table:table-cell>
          <table:table-cell table:style-name="Default" office:value-type="float" office:value="0.0329" calcext:value-type="float">
            <text:p>0.0329</text:p>
          </table:table-cell>
          <table:table-cell office:value-type="string" calcext:value-type="string">
            <text:p>Basic time based features + wdsp_sum_sqrt (squareroot of sum of windspeeds in all counties) </text:p>
          </table:table-cell>
        </table:table-row>
        <table:table-row table:style-name="ro2">
          <table:table-cell office:value-type="string" calcext:value-type="string">
            <text:p>XGB6</text:p>
          </table:table-cell>
          <table:table-cell office:value-type="float" office:value="11.6173" calcext:value-type="float">
            <text:p>11.6173</text:p>
          </table:table-cell>
          <table:table-cell office:value-type="float" office:value="307.6647" calcext:value-type="float">
            <text:p>307.6647</text:p>
          </table:table-cell>
          <table:table-cell office:value-type="float" office:value="16.005" calcext:value-type="float">
            <text:p>16.005</text:p>
          </table:table-cell>
          <table:table-cell office:value-type="float" office:value="24.2582" calcext:value-type="float">
            <text:p>24.2582</text:p>
          </table:table-cell>
          <table:table-cell office:value-type="float" office:value="0.0761" calcext:value-type="float">
            <text:p>0.0761</text:p>
          </table:table-cell>
          <table:table-cell office:value-type="string" calcext:value-type="string">
            <text:p>Basic time based features + wdsp_sum_sqrt (squareroot of sum of windspeeds in all counties) </text:p>
          </table:table-cell>
        </table:table-row>
        <table:table-row table:style-name="ro2">
          <table:table-cell office:value-type="string" calcext:value-type="string">
            <text:p>LGB6</text:p>
          </table:table-cell>
          <table:table-cell table:style-name="ce1" office:value-type="float" office:value="11.706" calcext:value-type="float">
            <text:p>11.706</text:p>
          </table:table-cell>
          <table:table-cell office:value-type="float" office:value="297.2475" calcext:value-type="float">
            <text:p>297.2475</text:p>
          </table:table-cell>
          <table:table-cell office:value-type="float" office:value="15.9662" calcext:value-type="float">
            <text:p>15.9662</text:p>
          </table:table-cell>
          <table:table-cell office:value-type="float" office:value="24.4434" calcext:value-type="float">
            <text:p>24.4434</text:p>
          </table:table-cell>
          <table:table-cell office:value-type="float" office:value="0.0866" calcext:value-type="float">
            <text:p>0.0866</text:p>
          </table:table-cell>
          <table:table-cell office:value-type="string" calcext:value-type="string">
            <text:p>Basic time based features + wdsp_sum_sqrt (squareroot of sum of windspeeds in all counties) </text:p>
          </table:table-cell>
        </table:table-row>
        <table:table-row table:style-name="ro2">
          <table:table-cell office:value-type="string" calcext:value-type="string">
            <text:p>GBM7</text:p>
          </table:table-cell>
          <table:table-cell office:value-type="float" office:value="12.256" calcext:value-type="float">
            <text:p>12.256</text:p>
          </table:table-cell>
          <table:table-cell table:style-name="Default" office:value-type="float" office:value="326.295" calcext:value-type="float">
            <text:p>326.295</text:p>
          </table:table-cell>
          <table:table-cell office:value-type="float" office:value="17.1109" calcext:value-type="float">
            <text:p>17.1109</text:p>
          </table:table-cell>
          <table:table-cell office:value-type="float" office:value="25.592" calcext:value-type="float">
            <text:p>25.592</text:p>
          </table:table-cell>
          <table:table-cell office:value-type="float" office:value="-0.0425" calcext:value-type="float">
            <text:p>-0.0425</text:p>
          </table:table-cell>
          <table:table-cell office:value-type="string" calcext:value-type="string">
            <text:p>Basic time based features + wdsp_sum_log (log of sum of windspeeds in all counties) </text:p>
          </table:table-cell>
        </table:table-row>
        <table:table-row table:style-name="ro2">
          <table:table-cell office:value-type="string" calcext:value-type="string">
            <text:p>XGB7</text:p>
          </table:table-cell>
          <table:table-cell table:style-name="ce1" office:value-type="float" office:value="11.5975" calcext:value-type="float">
            <text:p>11.5975</text:p>
          </table:table-cell>
          <table:table-cell office:value-type="float" office:value="304.667" calcext:value-type="float">
            <text:p>304.667</text:p>
          </table:table-cell>
          <table:table-cell office:value-type="float" office:value="15.95" calcext:value-type="float">
            <text:p>15.95</text:p>
          </table:table-cell>
          <table:table-cell office:value-type="float" office:value="24.217" calcext:value-type="float">
            <text:p>24.217</text:p>
          </table:table-cell>
          <table:table-cell office:value-type="float" office:value="0.0825" calcext:value-type="float">
            <text:p>0.0825</text:p>
          </table:table-cell>
          <table:table-cell office:value-type="string" calcext:value-type="string">
            <text:p>Basic time based features + wdsp_sum_log (log of sum of windspeeds in all counties) </text:p>
          </table:table-cell>
        </table:table-row>
        <table:table-row table:style-name="ro2">
          <table:table-cell office:value-type="string" calcext:value-type="string">
            <text:p>LGB7</text:p>
          </table:table-cell>
          <table:table-cell office:value-type="float" office:value="12.0051" calcext:value-type="float">
            <text:p>12.0051</text:p>
          </table:table-cell>
          <table:table-cell office:value-type="float" office:value="313.5423" calcext:value-type="float">
            <text:p>313.5423</text:p>
          </table:table-cell>
          <table:table-cell office:value-type="float" office:value="16.3311" calcext:value-type="float">
            <text:p>16.3311</text:p>
          </table:table-cell>
          <table:table-cell office:value-type="float" office:value="25.068" calcext:value-type="float">
            <text:p>25.068</text:p>
          </table:table-cell>
          <table:table-cell office:value-type="float" office:value="0.0319" calcext:value-type="float">
            <text:p>0.0319</text:p>
          </table:table-cell>
          <table:table-cell office:value-type="string" calcext:value-type="string">
            <text:p>Basic time based features + wdsp_sum_log (log of sum of windspeeds in all counties) </text:p>
          </table:table-cell>
        </table:table-row>
        <table:table-row table:style-name="ro2">
          <table:table-cell office:value-type="string" calcext:value-type="string">
            <text:p>GBM8</text:p>
          </table:table-cell>
          <table:table-cell office:value-type="float" office:value="11.6193" calcext:value-type="float">
            <text:p>11.6193</text:p>
          </table:table-cell>
          <table:table-cell table:style-name="Default" office:value-type="float" office:value="302.6472" calcext:value-type="float">
            <text:p>302.6472</text:p>
          </table:table-cell>
          <table:table-cell table:style-name="Default" office:value-type="float" office:value="16.2927" calcext:value-type="float">
            <text:p>16.2927</text:p>
          </table:table-cell>
          <table:table-cell table:style-name="Default" office:value-type="float" office:value="24.2624" calcext:value-type="float">
            <text:p>24.2624</text:p>
          </table:table-cell>
          <table:table-cell table:style-name="Default" office:value-type="float" office:value="0.0591" calcext:value-type="float">
            <text:p>0.0591</text:p>
          </table:table-cell>
          <table:table-cell office:value-type="string" calcext:value-type="string">
            <text:p>Basic time based features + wdsp_c (windspeeds in Cork county) </text:p>
          </table:table-cell>
        </table:table-row>
        <table:table-row table:style-name="ro2">
          <table:table-cell office:value-type="string" calcext:value-type="string">
            <text:p>XGB8</text:p>
          </table:table-cell>
          <table:table-cell office:value-type="float" office:value="11.5562" calcext:value-type="float">
            <text:p>11.5562</text:p>
          </table:table-cell>
          <table:table-cell table:style-name="Default" office:value-type="float" office:value="292.7289" calcext:value-type="float">
            <text:p>292.7289</text:p>
          </table:table-cell>
          <table:table-cell table:style-name="Default" office:value-type="float" office:value="15.8388" calcext:value-type="float">
            <text:p>15.8388</text:p>
          </table:table-cell>
          <table:table-cell table:style-name="Default" office:value-type="float" office:value="24.1307" calcext:value-type="float">
            <text:p>24.1307</text:p>
          </table:table-cell>
          <table:table-cell table:style-name="Default" office:value-type="float" office:value="0.0989" calcext:value-type="float">
            <text:p>0.0989</text:p>
          </table:table-cell>
          <table:table-cell office:value-type="string" calcext:value-type="string">
            <text:p>Basic time based features + wdsp_c (windspeeds in Cork county) </text:p>
          </table:table-cell>
        </table:table-row>
        <table:table-row table:style-name="ro2">
          <table:table-cell office:value-type="string" calcext:value-type="string">
            <text:p>LGB8</text:p>
          </table:table-cell>
          <table:table-cell office:value-type="float" office:value="11.7397" calcext:value-type="float">
            <text:p>11.7397</text:p>
          </table:table-cell>
          <table:table-cell table:style-name="Default" office:value-type="float" office:value="302.328" calcext:value-type="float">
            <text:p>302.328</text:p>
          </table:table-cell>
          <table:table-cell table:style-name="Default" office:value-type="float" office:value="16.1493" calcext:value-type="float">
            <text:p>16.1493</text:p>
          </table:table-cell>
          <table:table-cell table:style-name="Default" office:value-type="float" office:value="24.5138" calcext:value-type="float">
            <text:p>24.5138</text:p>
          </table:table-cell>
          <table:table-cell table:style-name="Default" office:value-type="float" office:value="0.0703" calcext:value-type="float">
            <text:p>0.0703</text:p>
          </table:table-cell>
          <table:table-cell office:value-type="string" calcext:value-type="string">
            <text:p>Basic time based features + wdsp_c (windspeeds in Cork county) </text:p>
          </table:table-cell>
        </table:table-row>
        <table:table-row table:style-name="ro2">
          <table:table-cell office:value-type="string" calcext:value-type="string">
            <text:p>GBM9</text:p>
          </table:table-cell>
          <table:table-cell office:value-type="float" office:value="11.8561" calcext:value-type="float">
            <text:p>11.8561</text:p>
          </table:table-cell>
          <table:table-cell table:style-name="Default" office:value-type="float" office:value="309.9383" calcext:value-type="float">
            <text:p>309.9383</text:p>
          </table:table-cell>
          <table:table-cell table:style-name="Default" office:value-type="float" office:value="16.44" calcext:value-type="float">
            <text:p>16.44</text:p>
          </table:table-cell>
          <table:table-cell table:style-name="Default" office:value-type="float" office:value="24.7568" calcext:value-type="float">
            <text:p>24.7568</text:p>
          </table:table-cell>
          <table:table-cell table:style-name="Default" office:value-type="float" office:value="0.0389" calcext:value-type="float">
            <text:p>0.0389</text:p>
          </table:table-cell>
          <table:table-cell office:value-type="string" calcext:value-type="string">
            <text:p>Basic time based features + ng_sqrt (square root of natural gas prices) </text:p>
          </table:table-cell>
        </table:table-row>
        <table:table-row table:style-name="ro2">
          <table:table-cell office:value-type="string" calcext:value-type="string">
            <text:p>XGB9</text:p>
          </table:table-cell>
          <table:table-cell office:value-type="float" office:value="11.8655" calcext:value-type="float">
            <text:p>11.8655</text:p>
          </table:table-cell>
          <table:table-cell table:style-name="Default" office:value-type="float" office:value="310.5177" calcext:value-type="float">
            <text:p>310.5177</text:p>
          </table:table-cell>
          <table:table-cell table:style-name="Default" office:value-type="float" office:value="16.3985" calcext:value-type="float">
            <text:p>16.3985</text:p>
          </table:table-cell>
          <table:table-cell table:style-name="Default" office:value-type="float" office:value="24.7766" calcext:value-type="float">
            <text:p>24.7766</text:p>
          </table:table-cell>
          <table:table-cell table:style-name="Default" office:value-type="float" office:value="0.0296" calcext:value-type="float">
            <text:p>0.0296</text:p>
          </table:table-cell>
          <table:table-cell office:value-type="string" calcext:value-type="string">
            <text:p>Basic time based features + ng_sqrt (square root of natural gas prices) </text:p>
          </table:table-cell>
        </table:table-row>
        <table:table-row table:style-name="ro2">
          <table:table-cell office:value-type="string" calcext:value-type="string">
            <text:p>LGB9</text:p>
          </table:table-cell>
          <table:table-cell office:value-type="float" office:value="11.9488" calcext:value-type="float">
            <text:p>11.9488</text:p>
          </table:table-cell>
          <table:table-cell table:style-name="Default" office:value-type="float" office:value="312.8091" calcext:value-type="float">
            <text:p>312.8091</text:p>
          </table:table-cell>
          <table:table-cell table:style-name="Default" office:value-type="float" office:value="16.4824" calcext:value-type="float">
            <text:p>16.4824</text:p>
          </table:table-cell>
          <table:table-cell table:style-name="Default" office:value-type="float" office:value="24.9504" calcext:value-type="float">
            <text:p>24.9504</text:p>
          </table:table-cell>
          <table:table-cell table:style-name="Default" office:value-type="float" office:value="0.0266" calcext:value-type="float">
            <text:p>0.0266</text:p>
          </table:table-cell>
          <table:table-cell office:value-type="string" calcext:value-type="string">
            <text:p>Basic time based features + ng_sqrt (square root of natural gas prices) </text:p>
          </table:table-cell>
        </table:table-row>
        <table:table-row table:style-name="ro2">
          <table:table-cell office:value-type="string" calcext:value-type="string">
            <text:p>GBM10</text:p>
          </table:table-cell>
          <table:table-cell office:value-type="float" office:value="11.6809" calcext:value-type="float">
            <text:p>11.6809</text:p>
          </table:table-cell>
          <table:table-cell table:style-name="Default" office:value-type="float" office:value="308.7522" calcext:value-type="float">
            <text:p>308.7522</text:p>
          </table:table-cell>
          <table:table-cell table:style-name="Default" office:value-type="float" office:value="16.2831" calcext:value-type="float">
            <text:p>16.2831</text:p>
          </table:table-cell>
          <table:table-cell table:style-name="Default" office:value-type="float" office:value="24.3911" calcext:value-type="float">
            <text:p>24.3911</text:p>
          </table:table-cell>
          <table:table-cell table:style-name="Default" office:value-type="float" office:value="0.0562" calcext:value-type="float">
            <text:p>0.0562</text:p>
          </table:table-cell>
          <table:table-cell office:value-type="string" calcext:value-type="string">
            <text:p>Basic time based features + daily_natural_gas (natural gas prices) </text:p>
          </table:table-cell>
        </table:table-row>
        <table:table-row table:style-name="ro2">
          <table:table-cell office:value-type="string" calcext:value-type="string">
            <text:p>XGB10</text:p>
          </table:table-cell>
          <table:table-cell office:value-type="float" office:value="11.4802" calcext:value-type="float">
            <text:p>11.4802</text:p>
          </table:table-cell>
          <table:table-cell table:style-name="Default" office:value-type="float" office:value="303.5392" calcext:value-type="float">
            <text:p>303.5392</text:p>
          </table:table-cell>
          <table:table-cell table:style-name="Default" office:value-type="float" office:value="16.2431" calcext:value-type="float">
            <text:p>16.2431</text:p>
          </table:table-cell>
          <table:table-cell table:style-name="Default" office:value-type="float" office:value="23.9719" calcext:value-type="float">
            <text:p>23.9719</text:p>
          </table:table-cell>
          <table:table-cell table:style-name="Default" office:value-type="float" office:value="0.0615" calcext:value-type="float">
            <text:p>0.0615</text:p>
          </table:table-cell>
          <table:table-cell office:value-type="string" calcext:value-type="string">
            <text:p>Basic time based features + daily_natural_gas (natural gas prices) </text:p>
          </table:table-cell>
        </table:table-row>
        <table:table-row table:style-name="ro2">
          <table:table-cell office:value-type="string" calcext:value-type="string">
            <text:p>LGB10</text:p>
          </table:table-cell>
          <table:table-cell office:value-type="float" office:value="11.779" calcext:value-type="float">
            <text:p>11.779</text:p>
          </table:table-cell>
          <table:table-cell table:style-name="Default" office:value-type="float" office:value="310.4183" calcext:value-type="float">
            <text:p>310.4183</text:p>
          </table:table-cell>
          <table:table-cell table:style-name="Default" office:value-type="float" office:value="16.4218" calcext:value-type="float">
            <text:p>16.4218</text:p>
          </table:table-cell>
          <table:table-cell table:style-name="Default" office:value-type="float" office:value="24.596" calcext:value-type="float">
            <text:p>24.596</text:p>
          </table:table-cell>
          <table:table-cell table:style-name="Default" office:value-type="float" office:value="0.0385" calcext:value-type="float">
            <text:p>0.0385</text:p>
          </table:table-cell>
          <table:table-cell office:value-type="string" calcext:value-type="string">
            <text:p>Basic time based features + daily_natural_gas (natural gas pr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0:45:49.160000000</meta:creation-date>
    <dc:date>2024-09-16T11:25:37.105000000</dc:date>
    <meta:editing-duration>PT39M49S</meta:editing-duration>
    <meta:editing-cycles>1</meta:editing-cycles>
    <meta:document-statistic meta:table-count="1" meta:cell-count="217" meta:object-count="1"/>
    <meta:generator>LibreOffice/7.4.5.1$Windows_X86_64 LibreOffice_project/9c0871452b3918c1019dde9bfac75448afc4b57f</meta:generator>
  </office:meta>
</office:document-meta>
</file>